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Verdana" fo:font-size="20pt" fo:font-weight="bold" style:font-size-asian="20pt" style:font-weight-asian="bold" style:font-size-complex="20pt" style:font-weight-complex="bold"/>
    </style:style>
    <style:style style:name="P2" style:family="paragraph" style:parent-style-name="Standard">
      <style:text-properties style:font-name="Verdana" fo:font-size="11pt" fo:font-weight="normal" style:font-size-asian="11pt" style:font-weight-asian="normal" style:font-size-complex="11pt" style:font-weight-complex="normal"/>
    </style:style>
    <style:style style:name="P3" style:family="paragraph" style:parent-style-name="Standard">
      <style:text-properties style:font-name="Consolas" fo:font-size="10pt" fo:font-weight="normal" style:font-name-asian="Consolas" style:font-size-asian="10pt" style:font-weight-asian="normal" style:font-name-complex="Consolas" style:font-size-complex="10pt" style:font-weight-complex="normal"/>
    </style:style>
    <style:style style:name="P4"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5"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6" style:family="paragraph" style:parent-style-name="Standard">
      <style:text-properties style:font-name="Verdana" fo:font-size="11pt" fo:font-weight="normal" style:font-size-asian="11pt" style:font-weight-asian="normal" style:font-size-complex="11pt" style:font-weight-complex="normal"/>
    </style:style>
    <style:style style:name="P7" style:family="paragraph" style:parent-style-name="Standard">
      <style:text-properties style:font-name="Verdana" fo:font-size="11pt" fo:font-weight="bold" style:font-size-asian="11pt" style:font-weight-asian="bold" style:font-size-complex="11pt" style:font-weight-complex="bold"/>
    </style:style>
    <style:style style:name="T1" style:family="text">
      <style:text-properties style:font-name="Verdana" fo:font-size="11pt" fo:font-weight="normal" style:font-size-asian="11pt" style:font-weight-asian="normal" style:font-size-complex="11pt" style:font-weight-complex="normal"/>
    </style:style>
    <style:style style:name="T2" style:family="text">
      <style:text-properties fo:color="#7f0055" fo:font-weight="bold" style:font-weight-asian="bold" style:font-weight-complex="bold"/>
    </style:style>
    <style:style style:name="T3" style:family="text">
      <style:text-properties fo:color="#000000"/>
    </style:style>
    <style:style style:name="T4" style:family="text">
      <style:text-properties fo:color="#0000c0"/>
    </style:style>
    <style:style style:name="T5" style:family="text">
      <style:text-properties fo:color="#0000c0" fo:font-style="italic" fo:font-weight="bold" style:font-style-asian="italic" style:font-weight-asian="bold"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agebuch fürs Projekt Universe on Fire</text:p>
      <text:p text:style-name="P1"/>
      <text:p text:style-name="P2">26.02.2020</text:p>
      <text:p text:style-name="P2"/>
      <text:p text:style-name="Standard"><text:span text:style-name="T1">GitHub Projekt angelegt <text:s/>unter </text:span><text:a xlink:type="simple" xlink:href="https://github.com/Makozer/DBAEUOF" text:style-name="Internet_20_link" text:visited-style-name="Visited_20_Internet_20_Link">https://github.com/Makozer/DBAEUOF</text:a> </text:p>
      <text:p text:style-name="P2">Planung für das Universum</text:p>
      <text:p text:style-name="P2">Planung für den Planeten</text:p>
      <text:p text:style-name="P2">Planung für Forschung</text:p>
      <text:p text:style-name="P2">Erste Struktur erstellt im Projekt</text:p>
      <text:p text:style-name="P2">Daten an Cedric gegeben</text:p>
      <text:p text:style-name="P2"/>
      <text:p text:style-name="P2"/>
      <text:p text:style-name="P2">29.02.2020</text:p>
      <text:p text:style-name="P2"/>
      <text:p text:style-name="P2">Fokussierung auf internes GameDesign / Struktur, da weder die Oberfläche noch die Datenbank aufgebaut werden kann ohne die Struktur.</text:p>
      <text:p text:style-name="P2"/>
      <text:p text:style-name="P2">3 Std Zeitaufwand nur um GitHub bei Cedric zum laufen zu bekommen.</text:p>
      <text:p text:style-name="P2"/>
      <text:p text:style-name="P2"/>
      <text:p text:style-name="P2">02.03.2020</text:p>
      <text:p text:style-name="P2"/>
      <text:p text:style-name="P2">6h+</text:p>
      <text:p text:style-name="P2">Fokussierung auf das Player Objekt um es nutzbar für die WebOberfläche zu machen</text:p>
      <text:p text:style-name="P2"/>
      <text:p text:style-name="P2"/>
      <text:p text:style-name="P2">03.03.2020</text:p>
      <text:p text:style-name="P2"/>
      <text:p text:style-name="P2">Erste Probleme … obwohl eigentlich alles geklappt hatte, hat der Server den nächsten Tag einen 404 Error für die index gegeben, als die Session gezogen werden sollte …</text:p>
      <text:p text:style-name="P2"/>
      <text:p text:style-name="P2">Eclipse restart hat das Problem behoben.</text:p>
      <text:p text:style-name="P2"/>
      <text:p text:style-name="P2">Nächstes Problem:</text:p>
      <text:p text:style-name="P2"/>
      <text:p text:style-name="P2">Das aktualisieren der RohStoffwerte funktioniert nicht.</text:p>
      <text:p text:style-name="P2">Aktuelle Methode:</text:p>
      <text:p text:style-name="P3"><text:span text:style-name="T2">public</text:span><text:span text:style-name="T3"> </text:span><text:span text:style-name="T2">int</text:span><text:span text:style-name="T3"> getRessourceValue() {</text:span></text:p>
      <text:p text:style-name="P4"><text:span text:style-name="T3"><text:tab/><text:tab/></text:span><text:span text:style-name="T2">return</text:span><text:span text:style-name="T3"> (</text:span><text:span text:style-name="T2">int</text:span><text:span text:style-name="T3">)(</text:span><text:span text:style-name="T4">ressource</text:span><text:span text:style-name="T3">.getValue() + (((</text:span><text:span text:style-name="T2">this</text:span><text:span text:style-name="T3">.</text:span><text:span text:style-name="T4">date</text:span><text:span text:style-name="T3">.getTime() - </text:span><text:span text:style-name="T2">new</text:span><text:span text:style-name="T3"> Date().getTime()) / 1000.0) * </text:span><text:span text:style-name="T5">GAME_SPEED</text:span><text:span text:style-name="T3"> * </text:span><text:span text:style-name="T4">levelMod</text:span><text:span text:style-name="T3">.getValue(</text:span><text:span text:style-name="T2">this</text:span><text:span text:style-name="T3">.</text:span><text:span text:style-name="T4">techtree</text:span><text:span text:style-name="T3">.getLevel(</text:span><text:span text:style-name="T2">this</text:span><text:span text:style-name="T3">.getName()))));</text:span></text:p>
      <text:p text:style-name="P5"><text:tab/>}</text:p>
      <text:p text:style-name="P2">Obwohl sich das Gebäude immer den aktuellen Zeitpunkt nehmen müsste, erhöht sich nicht die Ressource :/</text:p>
      <text:p text:style-name="P2"/>
      <text:p text:style-name="P2">Werde wohl einen Test schreiben um zu gucken woran es liegt … bisherige Vermutung: <text:s/>JSP erstellt einmal alles und cachet es dann, d.h. Der aktuelle Zeitpunkt wird nicht erneut generiert.</text:p>
      <text:p text:style-name="P2"/>
      <text:p text:style-name="P7">Fehler gefunden:</text:p>
      <text:p text:style-name="P2">Der Fehler lag daran, dass das Gebäude den TechTree fragt welches level es ist. Da ich von dem Konzept aber abgewichen bin und das Gebäude sein eigenes Level weiß, hat der TechTree so eine 0 zurück gegeben. Damit stand eine 0 in der Multiplikation was <text:soft-page-break/>dazu führte, dass die Berechnung des neuen Ressourcenstandes immer gleich blieb.</text:p>
      <text:p text:style-name="P2">Neuer Fehler: die Ressource verringert sich, anstatt sich zu erhöhen … :D<text:line-break/>Mal gucken.</text:p>
      <text:p text:style-name="P2">Gefixt: war einfach eine Vertauschung von jetzt – vergangenhe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tin Kohne</meta:initial-creator>
    <meta:creation-date>2020-02-26T11:03:21.55</meta:creation-date>
    <dc:date>2020-03-03T15:34:18.87</dc:date>
    <dc:creator>Martin Kohne</dc:creator>
    <meta:editing-duration>PT4H48M7S</meta:editing-duration>
    <meta:editing-cycles>12</meta:editing-cycles>
    <meta:generator>OpenOffice/4.1.7$Win32 OpenOffice.org_project/417m1$Build-9800</meta:generator>
    <meta:document-statistic meta:table-count="0" meta:image-count="0" meta:object-count="0" meta:page-count="2" meta:paragraph-count="29" meta:word-count="269" meta:character-count="1838"/>
  </office:meta>
</office:document-meta>
</file>